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14">
      <style:table-cell-properties fo:border="thin solid #000001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automatic" fo:wrap-option="wrap"/>
    </style:style>
    <style:style style:name="ce7" style:family="table-cell" style:parent-style-name="Default" style:data-style-name="N0">
      <style:table-cell-properties fo:border="thin solid #000000" style:vertical-align="automatic" fo:wrap-option="wrap" style:rotation-angle="90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CCCCCC" style:rotation-angle="90"/>
    </style:style>
    <style:style style:name="ce9" style:family="table-cell" style:parent-style-name="Default" style:data-style-name="N0">
      <style:table-cell-properties fo:border="thin solid #000000" fo:background-color="#CCCCCC"/>
    </style:style>
    <style:style style:name="ce10" style:family="table-cell" style:parent-style-name="Default" style:data-style-name="N14">
      <style:table-cell-properties fo:border="thin solid #000001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1" fo:border-bottom="thin solid #000001" fo:border-left="thin solid #000001" fo:border-right="none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3" style:family="table-cell" style:parent-style-name="Default" style:data-style-name="N0">
      <style:table-cell-properties fo:border-top="thin solid #000001" fo:border-bottom="thin solid #000001" fo:border-left="thin solid #000001" fo:border-right="none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top="thin solid #000001" fo:border-bottom="thin solid #000001" fo:border-left="thin solid #000001" fo:border-right="none" style:vertical-align="middle" fo:background-color="#FFFFFF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="thin solid #000000" style:vertical-align="automatic" fo:wrap-option="wrap"/>
    </style:style>
    <style:style style:name="ce17" style:family="table-cell" style:parent-style-name="Default" style:data-style-name="N0">
      <style:table-cell-properties fo:border="thin solid #000000" style:vertical-align="automatic" fo:wrap-option="wrap" style:rotation-angle="90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rotation-angle="90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middle" fo:wrap-option="wrap"/>
    </style:style>
    <style:style style:name="ce21" style:family="table-cell" style:parent-style-name="Default" style:data-style-name="N13">
      <style:table-cell-properties fo:border="thin solid #000000" style:vertical-align="middle" fo:wrap-option="wrap"/>
    </style:style>
    <style:style style:name="ce22" style:family="table-cell" style:parent-style-name="Default" style:data-style-name="N13">
      <style:table-cell-properties fo:border="thin solid #000000"/>
    </style:style>
    <style:style style:name="ce23" style:family="table-cell" style:parent-style-name="Default" style:data-style-name="N0">
      <style:table-cell-properties fo:border="thin solid #000001" style:vertical-align="middle" fo:background-color="#FFFFFF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1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fo:border="thin solid #000001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0.555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5.50333333333333cm"/>
    </style:style>
    <style:style style:name="co6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07.65pt" style:use-optimal-row-height="fals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42.4pt" style:use-optimal-row-height="false" fo:break-before="auto"/>
    </style:style>
    <style:style style:name="ro6" style:family="table-row">
      <style:table-row-properties style:row-height="52.5pt" style:use-optimal-row-height="false" fo:break-before="auto"/>
    </style:style>
    <style:style style:name="ro7" style:family="table-row">
      <style:table-row-properties style:row-height="74.25pt" style:use-optimal-row-height="false" fo:break-before="auto"/>
    </style:style>
    <style:style style:name="ro8" style:family="table-row">
      <style:table-row-properties style:row-height="54.75pt" style:use-optimal-row-height="false" fo:break-before="auto"/>
    </style:style>
    <style:style style:name="ro9" style:family="table-row">
      <style:table-row-properties style:row-height="15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sistencia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3" table:default-cell-style-name="ce1"/>
        <table:table-column table:style-name="co2" table:number-columns-repeated="9" table:default-cell-style-name="ce1"/>
        <table:table-column table:style-name="co4" table:number-columns-repeated="16365" table:default-cell-style-name="ce1"/>
        <table:table-row table:style-name="ro1">
          <table:table-cell office:value-type="string" table:number-columns-spanned="1" table:number-rows-spanned="2" table:style-name="ce3">
            <text:p>Estudiante</text:p>
          </table:table-cell>
          <table:table-cell office:value-type="string" table:number-columns-spanned="6" table:number-rows-spanned="1" table:style-name="ce3">
            <text:p>Agosto</text:p>
          </table:table-cell>
          <table:covered-table-cell table:number-columns-repeated="5"/>
          <table:table-cell office:value-type="string" table:number-columns-spanned="12" table:number-rows-spanned="1" table:style-name="ce3">
            <text:p>Septiembre</text:p>
          </table:table-cell>
          <table:covered-table-cell table:number-columns-repeated="11"/>
          <table:table-cell table:number-columns-repeated="16365"/>
        </table:table-row>
        <table:table-row table:style-name="ro1">
          <table:covered-table-cell/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Arias Montaño Moises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García Ramírez Miguel Ángel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ópez Acosta José <text:s/>Ignacio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ópez SolanoJuan Luis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Ramos Aguilar <text:s/>Francisco Leonel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Rosas Mendoza Hugo Erique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óez González Amoroso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number-columns-repeated="16365"/>
        </table:table-row>
        <table:table-row table:number-rows-repeated="1048567" table:style-name="ro1">
          <table:table-cell table:number-columns-repeated="16384"/>
        </table:table-row>
      </table:table>
      <table:table table:name="Actividades" table:style-name="ta1">
        <table:table-column table:style-name="co5" table:default-cell-style-name="ce1"/>
        <table:table-column table:style-name="co6" table:number-columns-repeated="1023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7" table:number-rows-spanned="1" table:style-name="ce11">
            <text:p>Unida I, Parcial I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6" table:number-rows-spanned="1" table:style-name="ce24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5"/>
          <table:table-cell office:value-type="percentage" office:value="0.1" table:style-name="ce4">
            <text:p>10.00%</text:p>
          </table:table-cell>
          <table:table-cell table:number-columns-repeated="16377" table:style-name="ce5"/>
        </table:table-row>
        <table:table-row table:style-name="ro1">
          <table:table-cell office:value-type="string" table:number-columns-spanned="6" table:number-rows-spanned="1" table:style-name="ce24">
            <text:p>B. Hace aportaciones a las actividades académicas desarrolladas. Aporta ideas y conceptos relevantes sobre los temas a discutir en clase.</text:p>
            <text:p><text:span text:style-name="T1">Foro “Planificación de aplicaciones web y modera la actividad”</text:span></text:p>
          </table:table-cell>
          <table:covered-table-cell table:number-columns-repeated="5"/>
          <table:table-cell office:value-type="percentage" office:value="0.1" table:style-name="ce4">
            <text:p>10.00%</text:p>
          </table:table-cell>
          <table:table-cell table:number-columns-repeated="16377" table:style-name="ce5"/>
        </table:table-row>
        <table:table-row table:style-name="ro2">
          <table:table-cell office:value-type="string" table:number-columns-spanned="6" table:number-rows-spanned="1" table:style-name="ce25">
            <text:p>E. Incorpora conocimientos y actividades interdisciplinarias en su aprendizaje.</text:p>
            <text:p><text:span text:style-name="T1">Buzón de tareas “Tecnologías utilizadas para el desarrollo Web”</text:span><text:span text:style-name="T1"/></text:p>
            <text:p><text:span text:style-name="T1">Buzón de tareas “cuadro comparativo arquitecturas para el desarrollo de aplicaciones web”</text:span><text:span text:style-name="T1"/></text:p>
            <text:p><text:span text:style-name="T1">Buzón de tareas “La evolución de las aplicaciones web”</text:span></text:p>
          </table:table-cell>
          <table:covered-table-cell table:number-columns-repeated="5"/>
          <table:table-cell office:value-type="percentage" office:value="0.7" table:style-name="ce4">
            <text:p>70.00%</text:p>
          </table:table-cell>
          <table:table-cell table:number-columns-repeated="16377" table:style-name="ce5"/>
        </table:table-row>
        <table:table-row table:style-name="ro1">
          <table:table-cell office:value-type="string" table:number-columns-spanned="6" table:number-rows-spanned="1" table:style-name="ce24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5"/>
          <table:table-cell office:value-type="percentage" office:value="0.1" table:style-name="ce4">
            <text:p>10.00%</text:p>
          </table:table-cell>
          <table:table-cell table:number-columns-repeated="16377" table:style-name="ce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spanned="9" table:number-rows-spanned="1" table:style-name="ce14"/>
          <table:covered-table-cell table:number-columns-repeated="8"/>
          <table:table-cell table:number-columns-repeated="16375"/>
        </table:table-row>
        <table:table-row table:style-name="ro3">
          <table:table-cell office:value-type="string" table:style-name="ce6">
            <text:p>Estudiante</text:p>
          </table:table-cell>
          <table:table-cell office:value-type="string" table:style-name="ce7">
            <text:p>Línea del tiempo evolución de las app Web →Indicador (E)</text:p>
          </table:table-cell>
          <table:table-cell office:value-type="string" table:style-name="ce7">
            <text:p><text:s/>Cuadro comparativo entre Python-Django vs Laravel → Indicador (E)</text:p>
          </table:table-cell>
          <table:table-cell office:value-type="string" table:style-name="ce7">
            <text:p>Resúmen WebApps → Indicador (B)</text:p>
          </table:table-cell>
          <table:table-cell office:value-type="string" table:style-name="ce7">
            <text:p>Promedio INDICADOR A</text:p>
          </table:table-cell>
          <table:table-cell office:value-type="string" table:style-name="ce7">
            <text:p>Promedio INDICADOR B</text:p>
          </table:table-cell>
          <table:table-cell office:value-type="string" table:style-name="ce7">
            <text:p>Promedio INDICADOR E</text:p>
          </table:table-cell>
          <table:table-cell office:value-type="string" table:style-name="ce7">
            <text:p>Promedio INDICADOR F</text:p>
          </table:table-cell>
          <table:table-cell office:value-type="string" table:style-name="ce8">
            <text:p>Calificación unidad I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Arias Montaño Moises</text:p>
          </table:table-cell>
          <table:table-cell office:value-type="float" office:value="100" table:style-name="ce6">
            <text:p>100</text:p>
          </table:table-cell>
          <table:table-cell office:value-type="float" office:value="95" table:style-name="ce6">
            <text:p>95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[.D12]*[.G$3])/1" table:style-name="ce2">
            <text:p>10</text:p>
          </table:table-cell>
          <table:table-cell office:value-type="float" office:value="68.25" table:formula="of:=((SUM([.B12:.C12])/2)*[.G$4])/1" table:style-name="ce2">
            <text:p>68.25</text:p>
          </table:table-cell>
          <table:table-cell office:value-type="float" office:value="10" table:style-name="ce6">
            <text:p>10</text:p>
          </table:table-cell>
          <table:table-cell office:value-type="float" office:value="98.25" table:formula="of:=SUM([.E12:.H12])" table:style-name="ce9">
            <text:p>98.25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arcía Ramírez Miguel Ángel</text:p>
          </table:table-cell>
          <table:table-cell office:value-type="float" office:value="100" table:style-name="ce6">
            <text:p>100</text:p>
          </table:table-cell>
          <table:table-cell office:value-type="float" office:value="95" table:style-name="ce6">
            <text:p>95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0" table:formula="of:=([.D13]*[.G$3])/1" table:style-name="ce2">
            <text:p>0</text:p>
          </table:table-cell>
          <table:table-cell office:value-type="float" office:value="68.25" table:formula="of:=((SUM([.B13:.C13])/2)*[.G$4])/1" table:style-name="ce2">
            <text:p>68.25</text:p>
          </table:table-cell>
          <table:table-cell office:value-type="float" office:value="10" table:style-name="ce6">
            <text:p>10</text:p>
          </table:table-cell>
          <table:table-cell office:value-type="float" office:value="88.25" table:formula="of:=SUM([.E13:.H13])" table:style-name="ce9">
            <text:p>88.25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López Acosta José <text:s/>Ignacio</text:p>
          </table:table-cell>
          <table:table-cell office:value-type="float" office:value="100" table:style-name="ce6">
            <text:p>100</text:p>
          </table:table-cell>
          <table:table-cell office:value-type="float" office:value="95" table:style-name="ce6">
            <text:p>95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[.D14]*[.G$3])/1" table:style-name="ce2">
            <text:p>10</text:p>
          </table:table-cell>
          <table:table-cell office:value-type="float" office:value="68.25" table:formula="of:=((SUM([.B14:.C14])/2)*[.G$4])/1" table:style-name="ce2">
            <text:p>68.25</text:p>
          </table:table-cell>
          <table:table-cell office:value-type="float" office:value="10" table:style-name="ce6">
            <text:p>10</text:p>
          </table:table-cell>
          <table:table-cell office:value-type="float" office:value="98.25" table:formula="of:=SUM([.E14:.H14])" table:style-name="ce9">
            <text:p>98.25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López SolanoJuan Luis</text:p>
          </table:table-cell>
          <table:table-cell office:value-type="float" office:value="100" table:style-name="ce6">
            <text:p>100</text:p>
          </table:table-cell>
          <table:table-cell office:value-type="float" office:value="95" table:style-name="ce6">
            <text:p>95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[.D15]*[.G$3])/1" table:style-name="ce2">
            <text:p>10</text:p>
          </table:table-cell>
          <table:table-cell office:value-type="float" office:value="68.25" table:formula="of:=((SUM([.B15:.C15])/2)*[.G$4])/1" table:style-name="ce2">
            <text:p>68.25</text:p>
          </table:table-cell>
          <table:table-cell office:value-type="float" office:value="10" table:style-name="ce6">
            <text:p>10</text:p>
          </table:table-cell>
          <table:table-cell office:value-type="float" office:value="98.25" table:formula="of:=SUM([.E15:.H15])" table:style-name="ce9">
            <text:p>98.25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Ramos Aguilar <text:s/>Francisco Leonel</text:p>
          </table:table-cell>
          <table:table-cell office:value-type="float" office:value="100" table:style-name="ce6">
            <text:p>100</text:p>
          </table:table-cell>
          <table:table-cell office:value-type="float" office:value="95" table:style-name="ce6">
            <text:p>95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[.D16]*[.G$3])/1" table:style-name="ce2">
            <text:p>10</text:p>
          </table:table-cell>
          <table:table-cell office:value-type="float" office:value="68.25" table:formula="of:=((SUM([.B16:.C16])/2)*[.G$4])/1" table:style-name="ce2">
            <text:p>68.25</text:p>
          </table:table-cell>
          <table:table-cell office:value-type="float" office:value="10" table:style-name="ce6">
            <text:p>10</text:p>
          </table:table-cell>
          <table:table-cell office:value-type="float" office:value="98.25" table:formula="of:=SUM([.E16:.H16])" table:style-name="ce9">
            <text:p>98.25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Rosas Mendoza Hugo Erique</text:p>
          </table:table-cell>
          <table:table-cell office:value-type="float" office:value="100" table:style-name="ce6">
            <text:p>100</text:p>
          </table:table-cell>
          <table:table-cell office:value-type="float" office:value="95" table:style-name="ce6">
            <text:p>95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[.D17]*[.G$3])/1" table:style-name="ce2">
            <text:p>10</text:p>
          </table:table-cell>
          <table:table-cell office:value-type="float" office:value="68.25" table:formula="of:=((SUM([.B17:.C17])/2)*[.G$4])/1" table:style-name="ce2">
            <text:p>68.25</text:p>
          </table:table-cell>
          <table:table-cell office:value-type="float" office:value="10" table:style-name="ce6">
            <text:p>10</text:p>
          </table:table-cell>
          <table:table-cell office:value-type="float" office:value="98.25" table:formula="of:=SUM([.E17:.H17])" table:style-name="ce9">
            <text:p>98.2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López González Amoroso</text:p>
          </table:table-cell>
          <table:table-cell office:value-type="float" office:value="100" table:style-name="ce2">
            <text:p>100</text:p>
          </table:table-cell>
          <table:table-cell office:value-type="float" office:value="95" table:style-name="ce2">
            <text:p>95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[.D18]*[.G$3])/1" table:style-name="ce2">
            <text:p>10</text:p>
          </table:table-cell>
          <table:table-cell office:value-type="float" office:value="68.25" table:formula="of:=((SUM([.B18:.C18])/2)*[.G$4])/1" table:style-name="ce2">
            <text:p>68.25</text:p>
          </table:table-cell>
          <table:table-cell office:value-type="float" office:value="10" table:style-name="ce6">
            <text:p>10</text:p>
          </table:table-cell>
          <table:table-cell office:value-type="float" office:value="98.25" table:formula="of:=SUM([.E18:.H18])" table:style-name="ce9">
            <text:p>98.25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1">
            <text:p>Unidad II, Parcial I</text:p>
          </table:table-cell>
          <table:covered-table-cell table:number-columns-repeated="8"/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office:value-type="string" table:number-columns-spanned="6" table:number-rows-spanned="1" table:style-name="ce24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5"/>
          <table:table-cell office:value-type="percentage" office:value="0.1" table:style-name="ce10">
            <text:p>10.00%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6" table:number-rows-spanned="1" table:style-name="ce24">
            <text:p>B. Hace aportaciones a las actividades académicas desarrolladas. Aporta ideas y conceptos relevantes sobre los temas a discutir en clase.</text:p>
            <text:p><text:span text:style-name="T1">buzón de tareas “Elementos básicos de una página web”</text:span><text:span text:style-name="T1"/></text:p>
            <text:p><text:span text:style-name="T1">buzón de tareas “Cómo se representa un documento en HTML / XML”</text:span></text:p>
          </table:table-cell>
          <table:covered-table-cell table:number-columns-repeated="5"/>
          <table:table-cell office:value-type="percentage" office:value="0.1" table:style-name="ce10">
            <text:p>10.00%</text:p>
          </table:table-cell>
          <table:table-cell table:number-columns-repeated="16377" table:style-name="ce1"/>
        </table:table-row>
        <table:table-row table:style-name="ro7">
          <table:table-cell office:value-type="string" table:number-columns-spanned="6" table:number-rows-spanned="1" table:style-name="ce24">
            <text:p>E. Incorpora conocimientos y actividades interdisciplinarias en su aprendizaje.</text:p>
            <text:p><text:span text:style-name="T1">Buzón de tareas “Primer sitio web”</text:span><text:span text:style-name="T1"/></text:p>
            <text:p><text:span text:style-name="T1">Buzón de tareas “Utilizando formulario para enviar y recibir información”</text:span><text:span text:style-name="T1"/></text:p>
            <text:p><text:span text:style-name="T1">Buzón de tareas “Implementando selectores en el sitio web”</text:span><text:span text:style-name="T1"/></text:p>
            <text:p><text:span text:style-name="T1">Buzón de tareas “Implementando el modelo de caja al sitio web”</text:span></text:p>
          </table:table-cell>
          <table:covered-table-cell table:number-columns-repeated="5"/>
          <table:table-cell office:value-type="percentage" office:value="0.7" table:style-name="ce10">
            <text:p>70.00%</text:p>
          </table:table-cell>
          <table:table-cell table:number-columns-repeated="16377" table:style-name="ce1"/>
        </table:table-row>
        <table:table-row table:style-name="ro8">
          <table:table-cell office:value-type="string" table:number-columns-spanned="6" table:number-rows-spanned="1" table:style-name="ce24">
            <text:p>F. Realiza su trabajo de manera autónoma y autorregulada. Es capaz de organizar su tiempo y trabajar sin<text:s/><text:span text:style-name="T1">necesidad de una supervisión estrecha y/o coercitiva.</text:span><text:span text:style-name="T1"/></text:p>
            <text:p><text:span text:style-name="T1">Entrega en tiempo y forma las actividades propuestas en la unidad.</text:span></text:p>
          </table:table-cell>
          <table:covered-table-cell table:number-columns-repeated="5"/>
          <table:table-cell office:value-type="percentage" office:value="0.1" table:style-name="ce10">
            <text:p>10.0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6">
            <text:p>Estudiante</text:p>
          </table:table-cell>
          <table:table-cell office:value-type="string" table:style-name="ce7">
            <text:p>Diseño de la primer parte del sitio web HTML básico(practicas de clase)→(E)</text:p>
          </table:table-cell>
          <table:table-cell office:value-type="string" table:style-name="ce7">
            <text:p>Implementaciòn formularios HTML→ Indicador (E)</text:p>
          </table:table-cell>
          <table:table-cell office:value-type="string" table:style-name="ce7">
            <text:p>Implementación selectores→INDICADOR (E)</text:p>
          </table:table-cell>
          <table:table-cell office:value-type="string" table:style-name="ce7">
            <text:p>Aplicación de CSS básico (práctica de clase), modelo de caja→ Indicador (E)</text:p>
          </table:table-cell>
          <table:table-cell office:value-type="string" table:style-name="ce7">
            <text:p>Busqueda y recopilación de información sobre los elementos básicos HTML → Indicador(B)</text:p>
          </table:table-cell>
          <table:table-cell office:value-type="string" table:style-name="ce7">
            <text:p>Promedio Indicador A</text:p>
          </table:table-cell>
          <table:table-cell office:value-type="string" table:style-name="ce7">
            <text:p>Promedio Indicador B</text:p>
          </table:table-cell>
          <table:table-cell office:value-type="string" table:style-name="ce7">
            <text:p>Promedio Indicador E</text:p>
          </table:table-cell>
          <table:table-cell office:value-type="string" table:style-name="ce7">
            <text:p>Promedio Indicador F</text:p>
          </table:table-cell>
          <table:table-cell office:value-type="string" table:style-name="ce8">
            <text:p>Promedio Unidad II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Arias Montaño Moises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([.F30])*[.G$25]/1" table:style-name="ce2">
            <text:p>10</text:p>
          </table:table-cell>
          <table:table-cell office:value-type="float" office:value="70" table:formula="of:=((SUM([.B30:.E30])/4)*[.G$26])/1" table:style-name="ce2">
            <text:p>70</text:p>
          </table:table-cell>
          <table:table-cell office:value-type="float" office:value="10" table:style-name="ce2">
            <text:p>10</text:p>
          </table:table-cell>
          <table:table-cell office:value-type="float" office:value="100" table:formula="of:=SUM([.G30:.J30])" table:style-name="ce9">
            <text:p>10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García Ramírez Miguel Ángel</text:p>
          </table:table-cell>
          <table:table-cell office:value-type="float" office:value="90" table:style-name="ce6">
            <text:p>90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90" table:style-name="ce6">
            <text:p>9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([.F31])*[.G$25]/1" table:style-name="ce2">
            <text:p>10</text:p>
          </table:table-cell>
          <table:table-cell office:value-type="float" office:value="59.499999999999993" table:formula="of:=((SUM([.B31:.E31])/4)*[.G$26])/1" table:style-name="ce2">
            <text:p>59.5</text:p>
          </table:table-cell>
          <table:table-cell office:value-type="float" office:value="10" table:style-name="ce2">
            <text:p>10</text:p>
          </table:table-cell>
          <table:table-cell office:value-type="float" office:value="89.5" table:formula="of:=SUM([.G31:.J31])" table:style-name="ce9">
            <text:p>89.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López Acosta José <text:s/>Ignacio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([.F32])*[.G$25]/1" table:style-name="ce2">
            <text:p>10</text:p>
          </table:table-cell>
          <table:table-cell office:value-type="float" office:value="70" table:formula="of:=((SUM([.B32:.E32])/4)*[.G$26])/1" table:style-name="ce2">
            <text:p>70</text:p>
          </table:table-cell>
          <table:table-cell office:value-type="float" office:value="10" table:style-name="ce2">
            <text:p>10</text:p>
          </table:table-cell>
          <table:table-cell office:value-type="float" office:value="100" table:formula="of:=SUM([.G32:.J32])" table:style-name="ce9">
            <text:p>10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López SolanoJuan Luis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([.F33])*[.G$25]/1" table:style-name="ce2">
            <text:p>10</text:p>
          </table:table-cell>
          <table:table-cell office:value-type="float" office:value="70" table:formula="of:=((SUM([.B33:.E33])/4)*[.G$26])/1" table:style-name="ce2">
            <text:p>70</text:p>
          </table:table-cell>
          <table:table-cell office:value-type="float" office:value="10" table:style-name="ce2">
            <text:p>10</text:p>
          </table:table-cell>
          <table:table-cell office:value-type="float" office:value="100" table:formula="of:=SUM([.G33:.J33])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style-name="ce6">
            <text:p>Ramos Aguilar <text:s/>Francisco Leonel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6">
            <text:p>9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([.F34])*[.G$25]/1" table:style-name="ce2">
            <text:p>10</text:p>
          </table:table-cell>
          <table:table-cell office:value-type="float" office:value="62.999999999999993" table:formula="of:=((SUM([.B34:.E34])/4)*[.G$26])/1" table:style-name="ce2">
            <text:p>63</text:p>
          </table:table-cell>
          <table:table-cell office:value-type="float" office:value="10" table:style-name="ce2">
            <text:p>10</text:p>
          </table:table-cell>
          <table:table-cell office:value-type="float" office:value="93" table:formula="of:=SUM([.G34:.J34])" table:style-name="ce9">
            <text:p>9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Rosas Mendoza Hugo Erique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([.F35])*[.G$25]/1" table:style-name="ce2">
            <text:p>10</text:p>
          </table:table-cell>
          <table:table-cell office:value-type="float" office:value="70" table:formula="of:=((SUM([.B35:.E35])/4)*[.G$26])/1" table:style-name="ce2">
            <text:p>70</text:p>
          </table:table-cell>
          <table:table-cell office:value-type="float" office:value="10" table:style-name="ce2">
            <text:p>10</text:p>
          </table:table-cell>
          <table:table-cell office:value-type="float" office:value="100" table:formula="of:=SUM([.G35:.J35])" table:style-name="ce9">
            <text:p>1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López González Amoroso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([.F36])*[.G$25]/1" table:style-name="ce2">
            <text:p>10</text:p>
          </table:table-cell>
          <table:table-cell office:value-type="float" office:value="56" table:formula="of:=((SUM([.B36:.E36])/4)*[.G$26])/1" table:style-name="ce2">
            <text:p>56</text:p>
          </table:table-cell>
          <table:table-cell office:value-type="float" office:value="10" table:style-name="ce2">
            <text:p>10</text:p>
          </table:table-cell>
          <table:table-cell office:value-type="float" office:value="86" table:formula="of:=SUM([.G36:.J36])" table:style-name="ce9">
            <text:p>86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number-columns-spanned="9" table:number-rows-spanned="1" table:style-name="ce23">
            <text:p>A. Se adapta a situaciones y contextos complejos. Participa activamente en las dinámicas de equipo e individuales</text:p>
            <text:p>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8"/>
          <table:table-cell office:value-type="percentage" office:value="0.1" table:style-name="ce10">
            <text:p>10.00%</text:p>
          </table:table-cell>
          <table:table-cell table:number-columns-repeated="16374" table:style-name="ce1"/>
        </table:table-row>
        <table:table-row table:style-name="ro2">
          <table:table-cell office:value-type="string" table:number-columns-spanned="9" table:number-rows-spanned="1" table:style-name="ce23">
            <text:p>B. Hace aportaciones a las actividades académicas desarrolladas. Aporta ideas y conceptos relevantes</text:p>
            <text:p>sobre los temas a discutir en clase.</text:p>
            <text:p><text:span text:style-name="T1">Introducción a JavaScript: conceptos teóricos Introducción a Jquery</text:span></text:p>
          </table:table-cell>
          <table:covered-table-cell table:number-columns-repeated="8"/>
          <table:table-cell office:value-type="percentage" office:value="0.1" table:style-name="ce10">
            <text:p>10.00%</text:p>
          </table:table-cell>
          <table:table-cell table:number-columns-repeated="16374" table:style-name="ce1"/>
        </table:table-row>
        <table:table-row table:style-name="ro2">
          <table:table-cell office:value-type="string" table:number-columns-spanned="9" table:number-rows-spanned="1" table:style-name="ce23">
            <text:p>E. Incorpora conocimientos y actividades interdisciplinarias en su aprendizaje.Implementando validaciones a mi</text:p>
            <text:p>Primer sitio web</text:p>
            <text:p><text:span text:style-name="T1">Implementando Jquery a mi sitio web parte I</text:span><text:span text:style-name="T1"/></text:p>
            <text:p><text:span text:style-name="T1">Implementando Jquery a mi sitio web parte II</text:span><text:span text:style-name="T1"/></text:p>
            <text:p><text:span text:style-name="T1">Implementando Jquery a mi sitio web parte III</text:span></text:p>
          </table:table-cell>
          <table:covered-table-cell table:number-columns-repeated="8"/>
          <table:table-cell office:value-type="percentage" office:value="0.7" table:style-name="ce10">
            <text:p>70.00%</text:p>
          </table:table-cell>
          <table:table-cell table:number-columns-repeated="16374" table:style-name="ce1"/>
        </table:table-row>
        <table:table-row table:style-name="ro2">
          <table:table-cell office:value-type="string" table:number-columns-spanned="9" table:number-rows-spanned="1" table:style-name="ce23">
            <text:p>F. Realiza su trabajo de manera autónoma y autorregulada. Es capaz de organizar su tiempo y trabajar sin necesidad</text:p>
            <text:p>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8"/>
          <table:table-cell office:value-type="percentage" office:value="0.1" table:style-name="ce10">
            <text:p>10.00%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16">
            <text:p>Estudiante</text:p>
          </table:table-cell>
          <table:table-cell office:value-type="string" table:style-name="ce17">
            <text:p>Sistema de logueo y asignación de roles y usuarios.</text:p>
            <text:p><text:s/>10%</text:p>
          </table:table-cell>
          <table:table-cell office:value-type="string" table:style-name="ce17">
            <text:p><text:s/>4 módulos FUNCIONALES</text:p>
            <text:p><text:s text:c="2"/>50%</text:p>
          </table:table-cell>
          <table:table-cell office:value-type="string" table:style-name="ce17">
            <text:p>Diseño CSS con BOOSTRAP (aplica diseño de caja, herencia de estilos, etc).</text:p>
            <text:p><text:s/>15%</text:p>
          </table:table-cell>
          <table:table-cell office:value-type="string" table:style-name="ce17">
            <text:p><text:s/>Conectividad y queri'es a base de datos.</text:p>
            <text:p><text:s text:c="2"/>10</text:p>
          </table:table-cell>
          <table:table-cell office:value-type="string" table:style-name="ce17">
            <text:p>Validación de campos de formulario (JavaSript / JQUERY)</text:p>
            <text:p><text:s text:c="2"/>10%</text:p>
          </table:table-cell>
          <table:table-cell office:value-type="string" table:style-name="ce17">
            <text:p>Elementos visibles (imágenes, banner's, swf's, etc)</text:p>
            <text:p><text:s text:c="2"/>5%</text:p>
          </table:table-cell>
          <table:table-cell office:value-type="string" table:style-name="ce18">
            <text:p>Calificación fin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6">
            <text:p>Arias Montaño Moises</text:p>
          </table:table-cell>
          <table:table-cell table:number-columns-repeated="5" table:style-name="ce19"/>
          <table:table-cell table:style-name="ce20"/>
          <table:table-cell office:value-type="float" office:value="0" table:formula="of:=SUM([.B48:.G48])" table:style-name="ce1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6">
            <text:p>García Ramírez Miguel Ángel</text:p>
          </table:table-cell>
          <table:table-cell table:number-columns-repeated="5" table:style-name="ce19"/>
          <table:table-cell table:style-name="ce21"/>
          <table:table-cell office:value-type="float" office:value="0" table:formula="of:=SUM([.B49:.G49])" table:style-name="ce19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6">
            <text:p>López Acosta José <text:s/>Ignacio</text:p>
          </table:table-cell>
          <table:table-cell table:number-columns-repeated="5" table:style-name="ce19"/>
          <table:table-cell table:style-name="ce20"/>
          <table:table-cell office:value-type="float" office:value="0" table:formula="of:=SUM([.B50:.G50])" table:style-name="ce19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6">
            <text:p>López SolanoJuan Luis</text:p>
          </table:table-cell>
          <table:table-cell table:number-columns-repeated="5" table:style-name="ce19"/>
          <table:table-cell table:style-name="ce20"/>
          <table:table-cell office:value-type="float" office:value="0" table:formula="of:=SUM([.B51:.G51])" table:style-name="ce19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16">
            <text:p>Ramos Aguilar <text:s/>Francisco Leonel</text:p>
          </table:table-cell>
          <table:table-cell table:number-columns-repeated="5" table:style-name="ce19"/>
          <table:table-cell table:style-name="ce20"/>
          <table:table-cell office:value-type="float" office:value="0" table:formula="of:=SUM([.B52:.G52])" table:style-name="ce19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6">
            <text:p>Rosas Mendoza Hugo Erique</text:p>
          </table:table-cell>
          <table:table-cell table:number-columns-repeated="5" table:style-name="ce19"/>
          <table:table-cell table:style-name="ce22"/>
          <table:table-cell office:value-type="float" office:value="0" table:formula="of:=SUM([.B53:.G53])" table:style-name="ce19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9">
            <text:p>López González Amoroso</text:p>
          </table:table-cell>
          <table:table-cell table:number-columns-repeated="6" table:style-name="ce19"/>
          <table:table-cell office:value-type="float" office:value="0" table:formula="of:=SUM([.B54:.G54])" table:style-name="ce19">
            <text:p>0</text:p>
          </table:table-cell>
          <table:table-cell table:number-columns-repeated="16376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castillo</dc:creator>
    <meta:creation-date>2018-08-21T07:55:47Z</meta:creation-date>
    <dc:date>2018-11-29T22:16:24Z</dc:date>
    <meta:editing-cycles>51</meta:editing-cycles>
    <meta:editing-duration>PT12221S</meta:editing-duration>
  </office:meta>
</office:document-meta>
</file>